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uktlib</text:span></text:p>
            <text:p text:style-name="P1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8.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8.9cm" svg:y="10.443cm">
            <text:p text:style-name="P1"><text:span text:style-name="T1">ukttools</text:span></text:p>
            <text:p text:style-name="P1"><text:span text:style-name="T2">“</text:span><text:span text:style-name="T2">UMLCat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2.9cm" svg:y1="10cm" svg:x2="23cm" svg:y2="9.1cm" draw:start-shape="id11" draw:end-shape="id7" draw:end-glue-point="2" svg:d="m22900 10000 100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0" draw:text-style-name="P1" draw:layer="layout" svg:width="3.39cm" svg:height="0.443cm" svg:x="19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4.443cm">
            <text:p text:style-name="P1"><text:span text:style-name="T1">uktdialogs</text:span></text:p>
            <text:p text:style-name="P1"><text:span text:style-name="T2">“</text:span><text:span text:style-name="T2">UMLCat's </text:span></text:p>
            <text:p text:style-name="P1"><text:span text:style-name="T2">Dialog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1" draw:layer="layout" draw:type="line" svg:x1="23cm" svg:y1="14cm" svg:x2="22.9cm" svg:y2="13.1cm" draw:start-shape="id12" draw:end-shape="id11" draw:end-glue-point="2" svg:d="m23000 14000-100-900">
          <text:p/>
        </draw:connector>
        <draw:frame draw:style-name="gr9" draw:text-style-name="P2" draw:layer="layout" svg:width="3.06cm" svg:height="0.9cm" svg:x="23.24cm" svg:y="13.4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0:01.60</dc:date>
    <meta:editing-duration>PT36M15S</meta:editing-duration>
    <meta:editing-cycles>28</meta:editing-cycles>
    <meta:document-statistic meta:object-count="44"/>
  </office:meta>
</office:document-meta>
</file>